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xmlns:svg="urn:oasis:names:tc:opendocument:xmlns:svg-compati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xmlns:svg="urn:oasis:names:tc:opendocument:xmlns:svg-compatible:1.0" office:version="1.2">
  <office:automatic-styles>
    <style:page-layout style:name="StandardLayout">
      <style:page-layout-properties fo:margin-top="1in" fo:margin-bottom="1in" fo:margin-left="1in" fo:margin-right="1in"/>
    </style:page-layout>
    <text:list-style style:name="SlideBulletStyle" style:display-name="SlideBulletStyle">
      <text:list-level-style-bullet text:level="1" text:bullet-char="•"/>
    </text:list-style>
  </office:automatic-styles>
  <office:body>
    <office:presentation>
      <draw:page draw:name="Slide1" draw:master-page-name="Standard" draw:style-name="StandardLayout">
        <draw:frame svg:width="8in" svg:height="2in" svg:x="1in" svg:y="1in">
          <draw:text-box>
            <text:p>Welcome to Our Presentation</text:p>
          </draw:text-box>
        </draw:frame>
        <draw:frame svg:width="8in" svg:height="4in" svg:x="1in" svg:y="3in">
          <draw:text-box>
            <text:p>This is the first slide with introductory content.</text:p>
          </draw:text-box>
        </draw:frame>
      </draw:page>
      <draw:page draw:name="Slide2" draw:master-page-name="Standard" draw:style-name="StandardLayout">
        <draw:frame svg:width="8in" svg:height="2in" svg:x="1in" svg:y="1in">
          <draw:text-box>
            <text:p>Second Slide</text:p>
          </draw:text-box>
        </draw:frame>
        <draw:frame svg:width="8in" svg:height="4in" svg:x="1in" svg:y="3in">
          <draw:text-box>
            <text:list text:style-name="SlideBulletStyle">
              <text:list-item>
                <text:p>First key point</text:p>
              </text:list-item>
              <text:list-item>
                <text:p>Second key point</text:p>
              </text:list-item>
              <text:list-item>
                <text:p>Third key point</text:p>
              </text:list-item>
            </text:list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xmlns:svg="urn:oasis:names:tc:opendocument:xmlns:svg-compatible:1.0" office:version="1.2">
  <office:styles/>
  <office:automatic-styles>
    <style:page-layout style:name="StandardLayout">
      <style:page-layout-properties fo:margin-top="1in" fo:margin-bottom="1in" fo:margin-left="1in" fo:margin-right="1in"/>
    </style:page-layout>
  </office:automatic-styles>
  <office:master-styles>
    <style:master-page style:name="Standard" style:page-layout-name="StandardLayout" style:display-name="Standard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xmlns:svg="urn:oasis:names:tc:opendocument:xmlns:svg-compatible:1.0" office:version="1.2">
  <office:meta>
    <meta:generator>ODFPY/1.4.1</meta:generator>
  </office:meta>
</office:document-meta>
</file>